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5mm"/>
    </style:style>
    <style:style style:name="co2" style:family="table-column">
      <style:table-column-properties fo:break-before="auto" style:column-width="20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 style:data-style-name="N125">
      <style:table-cell-properties fo:border="0.06pt solid #000000"/>
    </style:style>
    <style:style style:name="ce4" style:family="table-cell" style:parent-style-name="Default" style:data-style-name="N126">
      <style:table-cell-properties fo:border="0.06pt solid #000000"/>
    </style:style>
    <style:style style:name="ce5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126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6" table:default-cell-style-name="ce3"/>
        <table:table-column table:style-name="co1" table:number-columns-repeated="1016" table:default-cell-style-name="Default"/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4x4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9x9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9x9-nosol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16x16-zeros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16x16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16x16-nosol</text:p>
          </table:table-cell>
          <table:table-cell table:style-name="ce1" office:value-type="string" calcext:value-type="string">
            <text:p>speedup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ial (1)</text:p>
          </table:table-cell>
          <table:table-cell office:value-type="float" office:value="0.000015" calcext:value-type="float">
            <text:p>0,000015</text:p>
          </table:table-cell>
          <table:table-cell/>
          <table:table-cell office:value-type="float" office:value="0.03618" calcext:value-type="float">
            <text:p>0,036180</text:p>
          </table:table-cell>
          <table:table-cell/>
          <table:table-cell office:value-type="float" office:value="4.367735" calcext:value-type="float">
            <text:p>4,367735</text:p>
          </table:table-cell>
          <table:table-cell/>
          <table:table-cell table:style-name="ce3" office:value-type="float" office:value="0.00012" calcext:value-type="float">
            <text:p>0,000120</text:p>
          </table:table-cell>
          <table:table-cell table:style-name="ce3"/>
          <table:table-cell table:style-name="ce3" office:value-type="float" office:value="6.251977" calcext:value-type="float">
            <text:p>6,251977</text:p>
          </table:table-cell>
          <table:table-cell table:style-name="ce3"/>
          <table:table-cell table:style-name="ce3" office:value-type="float" office:value="488.065896" calcext:value-type="float">
            <text:p>488,065896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019" calcext:value-type="float">
            <text:p>0,000019</text:p>
          </table:table-cell>
          <table:table-cell table:formula="of:=[.C4]/[.C5]" office:value-type="float" office:value="0.789473684210526" calcext:value-type="float">
            <text:p>0,789474</text:p>
          </table:table-cell>
          <table:table-cell office:value-type="float" office:value="0.493666" calcext:value-type="float">
            <text:p>0,493666</text:p>
          </table:table-cell>
          <table:table-cell table:formula="of:=[.E4]/[.E5]" office:value-type="float" office:value="0.0732884176751083" calcext:value-type="float">
            <text:p>0,073288</text:p>
          </table:table-cell>
          <table:table-cell office:value-type="float" office:value="17.168447" calcext:value-type="float">
            <text:p>17,168447</text:p>
          </table:table-cell>
          <table:table-cell table:formula="of:=[.G4]/[.G5]" office:value-type="float" office:value="0.254404781049794" calcext:value-type="float">
            <text:p>0,254405</text:p>
          </table:table-cell>
          <table:table-cell table:style-name="ce3" office:value-type="float" office:value="0.000651" calcext:value-type="float">
            <text:p>0,000651</text:p>
          </table:table-cell>
          <table:table-cell table:style-name="ce3" table:formula="of:=[.I4]/[.I5]" office:value-type="float" office:value="0.184331797235023" calcext:value-type="float">
            <text:p>0,184332</text:p>
          </table:table-cell>
          <table:table-cell table:style-name="ce3"/>
          <table:table-cell table:style-name="ce3" table:formula="of:=[.K4]/[.K5]" office:value-type="string" office:string-value="" calcext:value-type="error">
            <text:p>#DIV/0!</text:p>
          </table:table-cell>
          <table:table-cell table:style-name="ce3"/>
          <table:table-cell table:style-name="ce3" table:formula="of:=[.M4]/[.M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062" calcext:value-type="float">
            <text:p>0,000062</text:p>
          </table:table-cell>
          <table:table-cell table:formula="of:=[.C4]/[.C6]" office:value-type="float" office:value="0.241935483870968" calcext:value-type="float">
            <text:p>0,241935</text:p>
          </table:table-cell>
          <table:table-cell office:value-type="float" office:value="1.174216" calcext:value-type="float">
            <text:p>1,174216</text:p>
          </table:table-cell>
          <table:table-cell table:formula="of:=[.E4]/[.E6]" office:value-type="float" office:value="0.0308120482091881" calcext:value-type="float">
            <text:p>0,030812</text:p>
          </table:table-cell>
          <table:table-cell office:value-type="float" office:value="41.36152" calcext:value-type="float">
            <text:p>41,361520</text:p>
          </table:table-cell>
          <table:table-cell table:formula="of:=[.G4]/[.G6]" office:value-type="float" office:value="0.105598996361836" calcext:value-type="float">
            <text:p>0,105599</text:p>
          </table:table-cell>
          <table:table-cell table:style-name="ce3" office:value-type="float" office:value="0.004037" calcext:value-type="float">
            <text:p>0,004037</text:p>
          </table:table-cell>
          <table:table-cell table:style-name="ce3" table:formula="of:=[.I4]/[.I6]" office:value-type="float" office:value="0.0297250433490216" calcext:value-type="float">
            <text:p>0,029725</text:p>
          </table:table-cell>
          <table:table-cell table:style-name="ce3"/>
          <table:table-cell table:style-name="ce3" table:formula="of:=[.K4]/[.K6]" office:value-type="string" office:string-value="" calcext:value-type="error">
            <text:p>#DIV/0!</text:p>
          </table:table-cell>
          <table:table-cell table:style-name="ce3"/>
          <table:table-cell table:style-name="ce3" table:formula="of:=[.M4]/[.M6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074" calcext:value-type="float">
            <text:p>0,000074</text:p>
          </table:table-cell>
          <table:table-cell table:formula="of:=[.C4]/[.C7]" office:value-type="float" office:value="0.202702702702703" calcext:value-type="float">
            <text:p>0,202703</text:p>
          </table:table-cell>
          <table:table-cell office:value-type="float" office:value="0.141966" calcext:value-type="float">
            <text:p>0,141966</text:p>
          </table:table-cell>
          <table:table-cell table:formula="of:=[.E4]/[.E7]" office:value-type="float" office:value="0.254849752757703" calcext:value-type="float">
            <text:p>0,254850</text:p>
          </table:table-cell>
          <table:table-cell office:value-type="float" office:value="23.565137" calcext:value-type="float">
            <text:p>23,565137</text:p>
          </table:table-cell>
          <table:table-cell table:formula="of:=[.G4]/[.G7]" office:value-type="float" office:value="0.185347320492981" calcext:value-type="float">
            <text:p>0,185347</text:p>
          </table:table-cell>
          <table:table-cell table:style-name="ce3" office:value-type="float" office:value="0.006373" calcext:value-type="float">
            <text:p>0,006373</text:p>
          </table:table-cell>
          <table:table-cell table:style-name="ce3" table:formula="of:=[.I4]/[.I7]" office:value-type="float" office:value="0.0188294366860191" calcext:value-type="float">
            <text:p>0,018829</text:p>
          </table:table-cell>
          <table:table-cell table:style-name="ce3" office:value-type="float" office:value="58.503361" calcext:value-type="float">
            <text:p>58,503361</text:p>
          </table:table-cell>
          <table:table-cell table:style-name="ce3" table:formula="of:=[.K4]/[.K7]" office:value-type="float" office:value="0.106865261980419" calcext:value-type="float">
            <text:p>0,106865</text:p>
          </table:table-cell>
          <table:table-cell table:style-name="ce3"/>
          <table:table-cell table:style-name="ce3" table:formula="of:=[.M4]/[.M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273" calcext:value-type="float">
            <text:p>0,000273</text:p>
          </table:table-cell>
          <table:table-cell table:formula="of:=[.C4]/[.C8]" office:value-type="float" office:value="0.0549450549450549" calcext:value-type="float">
            <text:p>0,054945</text:p>
          </table:table-cell>
          <table:table-cell office:value-type="float" office:value="0.003471" calcext:value-type="float">
            <text:p>0,003471</text:p>
          </table:table-cell>
          <table:table-cell table:formula="of:=[.E4]/[.E8]" office:value-type="float" office:value="10.4235090751945" calcext:value-type="float">
            <text:p>10,423509</text:p>
          </table:table-cell>
          <table:table-cell office:value-type="float" office:value="15.944283" calcext:value-type="float">
            <text:p>15,944283</text:p>
          </table:table-cell>
          <table:table-cell table:formula="of:=[.G4]/[.G8]" office:value-type="float" office:value="0.273937373038349" calcext:value-type="float">
            <text:p>0,273937</text:p>
          </table:table-cell>
          <table:table-cell table:style-name="ce3" office:value-type="float" office:value="0.00965" calcext:value-type="float">
            <text:p>0,009650</text:p>
          </table:table-cell>
          <table:table-cell table:style-name="ce3" table:formula="of:=[.I4]/[.I8]" office:value-type="float" office:value="0.0124352331606218" calcext:value-type="float">
            <text:p>0,012435</text:p>
          </table:table-cell>
          <table:table-cell table:style-name="ce3" office:value-type="float" office:value="29.028911" calcext:value-type="float">
            <text:p>29,028911</text:p>
          </table:table-cell>
          <table:table-cell table:style-name="ce3" table:formula="of:=[.K4]/[.K8]" office:value-type="float" office:value="0.215370704054313" calcext:value-type="float">
            <text:p>0,215371</text:p>
          </table:table-cell>
          <table:table-cell table:style-name="ce3" office:value-type="float" office:value="1175.263775" calcext:value-type="float">
            <text:p>1 175,263775</text:p>
          </table:table-cell>
          <table:table-cell table:style-name="ce3" table:formula="of:=[.M4]/[.M8]" office:value-type="float" office:value="0.415282004246238" calcext:value-type="float">
            <text:p>0,41528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0245" calcext:value-type="float">
            <text:p>0,000245</text:p>
          </table:table-cell>
          <table:table-cell table:formula="of:=[.C4]/[.C9]" office:value-type="float" office:value="0.0612244897959184" calcext:value-type="float">
            <text:p>0,061224</text:p>
          </table:table-cell>
          <table:table-cell office:value-type="float" office:value="0.000733" calcext:value-type="float">
            <text:p>0,000733</text:p>
          </table:table-cell>
          <table:table-cell table:formula="of:=[.E4]/[.E9]" office:value-type="float" office:value="49.3587994542974" calcext:value-type="float">
            <text:p>49,358799</text:p>
          </table:table-cell>
          <table:table-cell office:value-type="float" office:value="15.02896" calcext:value-type="float">
            <text:p>15,028960</text:p>
          </table:table-cell>
          <table:table-cell table:formula="of:=[.G4]/[.G9]" office:value-type="float" office:value="0.290621240591498" calcext:value-type="float">
            <text:p>0,290621</text:p>
          </table:table-cell>
          <table:table-cell table:style-name="ce3" office:value-type="float" office:value="0.013019" calcext:value-type="float">
            <text:p>0,013019</text:p>
          </table:table-cell>
          <table:table-cell table:style-name="ce3" table:formula="of:=[.I4]/[.I9]" office:value-type="float" office:value="0.00921729779552961" calcext:value-type="float">
            <text:p>0,009217</text:p>
          </table:table-cell>
          <table:table-cell table:style-name="ce3"/>
          <table:table-cell table:style-name="ce3" table:formula="of:=[.K4]/[.K9]" office:value-type="string" office:string-value="" calcext:value-type="error">
            <text:p>#DIV/0!</text:p>
          </table:table-cell>
          <table:table-cell table:style-name="ce3"/>
          <table:table-cell table:style-name="ce3" table:formula="of:=[.M4]/[.M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4x4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9x9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9x9-nosol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16x16-zeros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16x16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16x16-nosol</text:p>
          </table:table-cell>
          <table:table-cell table:style-name="ce1" office:value-type="string" calcext:value-type="string">
            <text:p>speedup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rial (1)</text:p>
          </table:table-cell>
          <table:table-cell office:value-type="float" office:value="0.000015" calcext:value-type="float">
            <text:p>0,000015</text:p>
          </table:table-cell>
          <table:table-cell table:style-name="ce5" office:value-type="string" calcext:value-type="string">
            <text:p>-</text:p>
          </table:table-cell>
          <table:table-cell office:value-type="float" office:value="0.03618" calcext:value-type="float">
            <text:p>0,036180</text:p>
          </table:table-cell>
          <table:table-cell table:style-name="ce5" office:value-type="string" calcext:value-type="string">
            <text:p>-</text:p>
          </table:table-cell>
          <table:table-cell office:value-type="float" office:value="4.367735" calcext:value-type="float">
            <text:p>4,367735</text:p>
          </table:table-cell>
          <table:table-cell table:style-name="ce5" office:value-type="string" calcext:value-type="string">
            <text:p>-</text:p>
          </table:table-cell>
          <table:table-cell table:style-name="ce3" office:value-type="float" office:value="0.00012" calcext:value-type="float">
            <text:p>0,000120</text:p>
          </table:table-cell>
          <table:table-cell table:style-name="ce5" office:value-type="string" calcext:value-type="string">
            <text:p>-</text:p>
          </table:table-cell>
          <table:table-cell table:style-name="ce3" office:value-type="float" office:value="6.251977" calcext:value-type="float">
            <text:p>6,251977</text:p>
          </table:table-cell>
          <table:table-cell table:style-name="ce5" office:value-type="string" calcext:value-type="string">
            <text:p>-</text:p>
          </table:table-cell>
          <table:table-cell table:style-name="ce3" office:value-type="float" office:value="488.065896" calcext:value-type="float">
            <text:p>488,065896</text:p>
          </table:table-cell>
          <table:table-cell table:style-name="ce5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019" calcext:value-type="float">
            <text:p>0,000019</text:p>
          </table:table-cell>
          <table:table-cell table:formula="of:=[.C13]/[.C14]" office:value-type="float" office:value="0.789473684210526" calcext:value-type="float">
            <text:p>0,789474</text:p>
          </table:table-cell>
          <table:table-cell office:value-type="float" office:value="0.493666" calcext:value-type="float">
            <text:p>0,493666</text:p>
          </table:table-cell>
          <table:table-cell table:formula="of:=[.E13]/[.E14]" office:value-type="float" office:value="0.0732884176751083" calcext:value-type="float">
            <text:p>0,073288</text:p>
          </table:table-cell>
          <table:table-cell office:value-type="float" office:value="17.168447" calcext:value-type="float">
            <text:p>17,168447</text:p>
          </table:table-cell>
          <table:table-cell table:formula="of:=[.G13]/[.G14]" office:value-type="float" office:value="0.254404781049794" calcext:value-type="float">
            <text:p>0,254405</text:p>
          </table:table-cell>
          <table:table-cell table:style-name="ce3" office:value-type="float" office:value="0.000651" calcext:value-type="float">
            <text:p>0,000651</text:p>
          </table:table-cell>
          <table:table-cell table:style-name="ce3" table:formula="of:=[.I13]/[.I14]" office:value-type="float" office:value="0.184331797235023" calcext:value-type="float">
            <text:p>0,184332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062" calcext:value-type="float">
            <text:p>0,000062</text:p>
          </table:table-cell>
          <table:table-cell table:formula="of:=[.C13]/[.C15]" office:value-type="float" office:value="0.241935483870968" calcext:value-type="float">
            <text:p>0,241935</text:p>
          </table:table-cell>
          <table:table-cell office:value-type="float" office:value="1.174216" calcext:value-type="float">
            <text:p>1,174216</text:p>
          </table:table-cell>
          <table:table-cell table:formula="of:=[.E13]/[.E15]" office:value-type="float" office:value="0.0308120482091881" calcext:value-type="float">
            <text:p>0,030812</text:p>
          </table:table-cell>
          <table:table-cell office:value-type="float" office:value="41.36152" calcext:value-type="float">
            <text:p>41,361520</text:p>
          </table:table-cell>
          <table:table-cell table:formula="of:=[.G13]/[.G15]" office:value-type="float" office:value="0.105598996361836" calcext:value-type="float">
            <text:p>0,105599</text:p>
          </table:table-cell>
          <table:table-cell table:style-name="ce3" office:value-type="float" office:value="0.004037" calcext:value-type="float">
            <text:p>0,004037</text:p>
          </table:table-cell>
          <table:table-cell table:style-name="ce3" table:formula="of:=[.I13]/[.I15]" office:value-type="float" office:value="0.0297250433490216" calcext:value-type="float">
            <text:p>0,029725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074" calcext:value-type="float">
            <text:p>0,000074</text:p>
          </table:table-cell>
          <table:table-cell table:formula="of:=[.C13]/[.C16]" office:value-type="float" office:value="0.202702702702703" calcext:value-type="float">
            <text:p>0,202703</text:p>
          </table:table-cell>
          <table:table-cell office:value-type="float" office:value="0.141966" calcext:value-type="float">
            <text:p>0,141966</text:p>
          </table:table-cell>
          <table:table-cell table:formula="of:=[.E13]/[.E16]" office:value-type="float" office:value="0.254849752757703" calcext:value-type="float">
            <text:p>0,254850</text:p>
          </table:table-cell>
          <table:table-cell office:value-type="float" office:value="23.565137" calcext:value-type="float">
            <text:p>23,565137</text:p>
          </table:table-cell>
          <table:table-cell table:formula="of:=[.G13]/[.G16]" office:value-type="float" office:value="0.185347320492981" calcext:value-type="float">
            <text:p>0,185347</text:p>
          </table:table-cell>
          <table:table-cell table:style-name="ce3" office:value-type="float" office:value="0.006373" calcext:value-type="float">
            <text:p>0,006373</text:p>
          </table:table-cell>
          <table:table-cell table:style-name="ce3" table:formula="of:=[.I13]/[.I16]" office:value-type="float" office:value="0.0188294366860191" calcext:value-type="float">
            <text:p>0,018829</text:p>
          </table:table-cell>
          <table:table-cell table:style-name="ce3" office:value-type="float" office:value="58.503361" calcext:value-type="float">
            <text:p>58,503361</text:p>
          </table:table-cell>
          <table:table-cell table:style-name="ce3" table:formula="of:=[.K13]/[.K16]" office:value-type="float" office:value="0.106865261980419" calcext:value-type="float">
            <text:p>0,106865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273" calcext:value-type="float">
            <text:p>0,000273</text:p>
          </table:table-cell>
          <table:table-cell table:formula="of:=[.C13]/[.C17]" office:value-type="float" office:value="0.0549450549450549" calcext:value-type="float">
            <text:p>0,054945</text:p>
          </table:table-cell>
          <table:table-cell office:value-type="float" office:value="0.003471" calcext:value-type="float">
            <text:p>0,003471</text:p>
          </table:table-cell>
          <table:table-cell table:formula="of:=[.E13]/[.E17]" office:value-type="float" office:value="10.4235090751945" calcext:value-type="float">
            <text:p>10,423509</text:p>
          </table:table-cell>
          <table:table-cell office:value-type="float" office:value="15.944283" calcext:value-type="float">
            <text:p>15,944283</text:p>
          </table:table-cell>
          <table:table-cell table:formula="of:=[.G13]/[.G17]" office:value-type="float" office:value="0.273937373038349" calcext:value-type="float">
            <text:p>0,273937</text:p>
          </table:table-cell>
          <table:table-cell table:style-name="ce3" office:value-type="float" office:value="0.00965" calcext:value-type="float">
            <text:p>0,009650</text:p>
          </table:table-cell>
          <table:table-cell table:style-name="ce3" table:formula="of:=[.I13]/[.I17]" office:value-type="float" office:value="0.0124352331606218" calcext:value-type="float">
            <text:p>0,012435</text:p>
          </table:table-cell>
          <table:table-cell table:style-name="ce3" office:value-type="float" office:value="29.028911" calcext:value-type="float">
            <text:p>29,028911</text:p>
          </table:table-cell>
          <table:table-cell table:style-name="ce3" table:formula="of:=[.K13]/[.K17]" office:value-type="float" office:value="0.215370704054313" calcext:value-type="float">
            <text:p>0,215371</text:p>
          </table:table-cell>
          <table:table-cell table:style-name="ce3" office:value-type="float" office:value="1175.263775" calcext:value-type="float">
            <text:p>1 175,263775</text:p>
          </table:table-cell>
          <table:table-cell table:style-name="ce3" table:formula="of:=[.M13]/[.M17]" office:value-type="float" office:value="0.415282004246238" calcext:value-type="float">
            <text:p>0,41528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0245" calcext:value-type="float">
            <text:p>0,000245</text:p>
          </table:table-cell>
          <table:table-cell table:formula="of:=[.C13]/[.C18]" office:value-type="float" office:value="0.0612244897959184" calcext:value-type="float">
            <text:p>0,061224</text:p>
          </table:table-cell>
          <table:table-cell office:value-type="float" office:value="0.000733" calcext:value-type="float">
            <text:p>0,000733</text:p>
          </table:table-cell>
          <table:table-cell table:formula="of:=[.E13]/[.E18]" office:value-type="float" office:value="49.3587994542974" calcext:value-type="float">
            <text:p>49,358799</text:p>
          </table:table-cell>
          <table:table-cell office:value-type="float" office:value="15.02896" calcext:value-type="float">
            <text:p>15,028960</text:p>
          </table:table-cell>
          <table:table-cell table:formula="of:=[.G13]/[.G18]" office:value-type="float" office:value="0.290621240591498" calcext:value-type="float">
            <text:p>0,290621</text:p>
          </table:table-cell>
          <table:table-cell table:style-name="ce3" office:value-type="float" office:value="0.013019" calcext:value-type="float">
            <text:p>0,013019</text:p>
          </table:table-cell>
          <table:table-cell table:style-name="ce3" table:formula="of:=[.I13]/[.I18]" office:value-type="float" office:value="0.00921729779552961" calcext:value-type="float">
            <text:p>0,009217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4x4</text:p>
          </table:table-cell>
          <table:table-cell table:style-name="ce1" office:value-type="string" calcext:value-type="string">
            <text:p>9x9</text:p>
          </table:table-cell>
          <table:table-cell table:style-name="ce1" office:value-type="string" calcext:value-type="string">
            <text:p>9x9-nosol</text:p>
          </table:table-cell>
          <table:table-cell table:style-name="ce1" office:value-type="string" calcext:value-type="string">
            <text:p>16x16-zeros</text:p>
          </table:table-cell>
          <table:table-cell table:style-name="ce1" office:value-type="string" calcext:value-type="string">
            <text:p>16x16</text:p>
          </table:table-cell>
          <table:table-cell table:style-name="ce1" office:value-type="string" calcext:value-type="string">
            <text:p>16x16-noso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erial (1)</text:p>
          </table:table-cell>
          <table:table-cell office:value-type="float" office:value="0.000015" calcext:value-type="float">
            <text:p>0,000015</text:p>
          </table:table-cell>
          <table:table-cell office:value-type="float" office:value="0.03618" calcext:value-type="float">
            <text:p>0,036180</text:p>
          </table:table-cell>
          <table:table-cell office:value-type="float" office:value="4.367735" calcext:value-type="float">
            <text:p>4,367735</text:p>
          </table:table-cell>
          <table:table-cell office:value-type="float" office:value="0.00012" calcext:value-type="float">
            <text:p>0,000120</text:p>
          </table:table-cell>
          <table:table-cell office:value-type="float" office:value="6.251977" calcext:value-type="float">
            <text:p>6,251977</text:p>
          </table:table-cell>
          <table:table-cell office:value-type="float" office:value="488.065896" calcext:value-type="float">
            <text:p>488,06589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493666" calcext:value-type="float">
            <text:p>0,493666</text:p>
          </table:table-cell>
          <table:table-cell office:value-type="float" office:value="17.168447" calcext:value-type="float">
            <text:p>17,168447</text:p>
          </table:table-cell>
          <table:table-cell office:value-type="float" office:value="0.000651" calcext:value-type="float">
            <text:p>0,000651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1.174216" calcext:value-type="float">
            <text:p>1,174216</text:p>
          </table:table-cell>
          <table:table-cell office:value-type="float" office:value="41.36152" calcext:value-type="float">
            <text:p>41,361520</text:p>
          </table:table-cell>
          <table:table-cell office:value-type="float" office:value="0.004037" calcext:value-type="float">
            <text:p>0,004037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074" calcext:value-type="float">
            <text:p>0,000074</text:p>
          </table:table-cell>
          <table:table-cell office:value-type="float" office:value="0.141966" calcext:value-type="float">
            <text:p>0,141966</text:p>
          </table:table-cell>
          <table:table-cell office:value-type="float" office:value="23.565137" calcext:value-type="float">
            <text:p>23,565137</text:p>
          </table:table-cell>
          <table:table-cell office:value-type="float" office:value="0.006373" calcext:value-type="float">
            <text:p>0,006373</text:p>
          </table:table-cell>
          <table:table-cell office:value-type="float" office:value="58.503361" calcext:value-type="float">
            <text:p>58,503361</text:p>
          </table:table-cell>
          <table:table-cell table:style-name="ce5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273" calcext:value-type="float">
            <text:p>0,000273</text:p>
          </table:table-cell>
          <table:table-cell office:value-type="float" office:value="0.003471" calcext:value-type="float">
            <text:p>0,003471</text:p>
          </table:table-cell>
          <table:table-cell office:value-type="float" office:value="15.944283" calcext:value-type="float">
            <text:p>15,944283</text:p>
          </table:table-cell>
          <table:table-cell office:value-type="float" office:value="0.00965" calcext:value-type="float">
            <text:p>0,009650</text:p>
          </table:table-cell>
          <table:table-cell office:value-type="float" office:value="29.028911" calcext:value-type="float">
            <text:p>29,028911</text:p>
          </table:table-cell>
          <table:table-cell office:value-type="float" office:value="1175.263775" calcext:value-type="float">
            <text:p>1 175,26377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0245" calcext:value-type="float">
            <text:p>0,000245</text:p>
          </table:table-cell>
          <table:table-cell office:value-type="float" office:value="0.000733" calcext:value-type="float">
            <text:p>0,000733</text:p>
          </table:table-cell>
          <table:table-cell office:value-type="float" office:value="15.02896" calcext:value-type="float">
            <text:p>15,028960</text:p>
          </table:table-cell>
          <table:table-cell office:value-type="float" office:value="0.013019" calcext:value-type="float">
            <text:p>0,013019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4x4</text:p>
          </table:table-cell>
          <table:table-cell table:style-name="ce1" office:value-type="string" calcext:value-type="string">
            <text:p>9x9</text:p>
          </table:table-cell>
          <table:table-cell table:style-name="ce1" office:value-type="string" calcext:value-type="string">
            <text:p>9x9-nosol</text:p>
          </table:table-cell>
          <table:table-cell table:style-name="ce1" office:value-type="string" calcext:value-type="string">
            <text:p>16x16-zeros</text:p>
          </table:table-cell>
          <table:table-cell table:style-name="ce1" office:value-type="string" calcext:value-type="string">
            <text:p>16x16</text:p>
          </table:table-cell>
          <table:table-cell table:style-name="ce1" office:value-type="string" calcext:value-type="string">
            <text:p>16x16-nosol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0.789473684210526" calcext:value-type="float">
            <text:p>0,7894737</text:p>
          </table:table-cell>
          <table:table-cell table:style-name="ce4" office:value-type="float" office:value="0.0732884176751083" calcext:value-type="float">
            <text:p>0,0732884</text:p>
          </table:table-cell>
          <table:table-cell table:style-name="ce4" office:value-type="float" office:value="0.254404781049794" calcext:value-type="float">
            <text:p>0,2544048</text:p>
          </table:table-cell>
          <table:table-cell table:style-name="ce4" office:value-type="float" office:value="0.184331797235023" calcext:value-type="float">
            <text:p>0,1843318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 office:value-type="float" office:value="0.241935483870968" calcext:value-type="float">
            <text:p>0,2419355</text:p>
          </table:table-cell>
          <table:table-cell table:style-name="ce4" office:value-type="float" office:value="0.0308120482091881" calcext:value-type="float">
            <text:p>0,0308120</text:p>
          </table:table-cell>
          <table:table-cell table:style-name="ce4" office:value-type="float" office:value="0.105598996361836" calcext:value-type="float">
            <text:p>0,1055990</text:p>
          </table:table-cell>
          <table:table-cell table:style-name="ce4" office:value-type="float" office:value="0.0297250433490216" calcext:value-type="float">
            <text:p>0,029725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 office:value-type="float" office:value="0.202702702702703" calcext:value-type="float">
            <text:p>0,2027027</text:p>
          </table:table-cell>
          <table:table-cell table:style-name="ce4" office:value-type="float" office:value="0.254849752757703" calcext:value-type="float">
            <text:p>0,2548498</text:p>
          </table:table-cell>
          <table:table-cell table:style-name="ce4" office:value-type="float" office:value="0.185347320492981" calcext:value-type="float">
            <text:p>0,1853473</text:p>
          </table:table-cell>
          <table:table-cell table:style-name="ce4" office:value-type="float" office:value="0.0188294366860191" calcext:value-type="float">
            <text:p>0,0188294</text:p>
          </table:table-cell>
          <table:table-cell table:style-name="ce4" office:value-type="float" office:value="0.106865261980419" calcext:value-type="float">
            <text:p>0,1068653</text:p>
          </table:table-cell>
          <table:table-cell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4" office:value-type="float" office:value="0.0549450549450549" calcext:value-type="float">
            <text:p>0,0549451</text:p>
          </table:table-cell>
          <table:table-cell table:style-name="ce4" office:value-type="float" office:value="10.4235090751945" calcext:value-type="float">
            <text:p>10,4235091</text:p>
          </table:table-cell>
          <table:table-cell table:style-name="ce4" office:value-type="float" office:value="0.273937373038349" calcext:value-type="float">
            <text:p>0,2739374</text:p>
          </table:table-cell>
          <table:table-cell table:style-name="ce4" office:value-type="float" office:value="0.0124352331606218" calcext:value-type="float">
            <text:p>0,0124352</text:p>
          </table:table-cell>
          <table:table-cell table:style-name="ce4" office:value-type="float" office:value="0.215370704054313" calcext:value-type="float">
            <text:p>0,2153707</text:p>
          </table:table-cell>
          <table:table-cell table:style-name="ce4" office:value-type="float" office:value="0.415282004246238" calcext:value-type="float">
            <text:p>0,415282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4" office:value-type="float" office:value="0.0612244897959184" calcext:value-type="float">
            <text:p>0,0612245</text:p>
          </table:table-cell>
          <table:table-cell table:style-name="ce4" office:value-type="float" office:value="49.3587994542974" calcext:value-type="float">
            <text:p>49,3587995</text:p>
          </table:table-cell>
          <table:table-cell table:style-name="ce4" office:value-type="float" office:value="0.290621240591498" calcext:value-type="float">
            <text:p>0,2906212</text:p>
          </table:table-cell>
          <table:table-cell table:style-name="ce4" office:value-type="float" office:value="0.00921729779552961" calcext:value-type="float">
            <text:p>0,0092173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number number:decimal-places="7" loext:min-decimal-places="7" number:min-integer-digits="1" number:grouping="true"/>
    </number:number-style>
    <number:number-style style:name="N127">
      <number:number number:decimal-places="8" loext:min-decimal-places="8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7:37:10.845891720</meta:creation-date>
    <dc:date>2018-04-08T23:45:44.131467870</dc:date>
    <meta:editing-duration>PT1H5M2S</meta:editing-duration>
    <meta:editing-cycles>1</meta:editing-cycles>
    <meta:generator>LibreOffice/5.1.6.2$Linux_X86_64 LibreOffice_project/10m0$Build-2</meta:generator>
    <meta:document-statistic meta:table-count="1" meta:cell-count="260" meta:object-count="0"/>
  </office:meta>
</office:document-meta>
</file>